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4" table:number-columns-repeated="9" table:default-cell-style-name="ce6"/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5:43:26.591101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6:39:46.295266789</meta:creation-date>
    <dc:date>2025-05-19T17:01:21.065139705</dc:date>
    <meta:editing-duration>PT39M1S</meta:editing-duration>
    <meta:editing-cycles>2</meta:editing-cycles>
    <meta:generator>LibreOffice/24.2.7.2$Linux_X86_64 LibreOffice_project/420$Build-2</meta:generator>
    <meta:document-statistic meta:table-count="2" meta:cell-count="153" meta:object-count="0"/>
  </office:meta>
</office:document-meta>
</file>